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424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wrap-option="wrap" fo:border="0.06pt solid #000000" style:vertical-align="middle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duto</text:p>
          </table:table-cell>
          <table:table-cell table:style-name="ce3" office:value-type="string" calcext:value-type="string">
            <text:p>Versões em CAT-HIST</text:p>
          </table:table-cell>
          <table:table-cell table:style-name="ce3" office:value-type="string" calcext:value-type="string">
            <text:p>Tamanho da Amostra</text:p>
          </table:table-cell>
          <table:table-cell table:style-name="ce3" office:value-type="string" calcext:value-type="string">
            <text:p>Versão em CAT-LAST</text:p>
          </table:table-cell>
          <table:table-cell table:style-name="ce3" office:value-type="string" calcext:value-type="string">
            <text:p>Tamanho da Amostra</text:p>
          </table:table-cell>
        </table:table-row>
        <table:table-row table:style-name="ro2">
          <table:table-cell table:style-name="ce2" office:value-type="string" calcext:value-type="string">
            <text:p>Ant</text:p>
          </table:table-cell>
          <table:table-cell table:style-name="ce4" office:value-type="string" calcext:value-type="string">
            <text:p>1.0; 1.1;1.2;1.3;1.4.x;1.5.x;1<text:span text:style-name="T1">.6.x</text:span><text:span text:style-name="T2">;1.7.x;1.8.x</text:span></text:p>
          </table:table-cell>
          <table:table-cell table:style-name="ce4" office:value-type="float" office:value="3097" calcext:value-type="float">
            <text:p>3097</text:p>
          </table:table-cell>
          <table:table-cell table:style-name="ce4" office:value-type="string" calcext:value-type="string">
            <text:p>1.9.5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3">
          <table:table-cell table:style-name="ce2" office:value-type="string" calcext:value-type="string">
            <text:p>JMeter</text:p>
          </table:table-cell>
          <table:table-cell table:style-name="ce4" office:value-type="string" calcext:value-type="string">
            <text:p>1.5; 1.7.x; 1.8.x; 1.9.x; 2.0.x; 2.1.x; 2.2.x; <text:s/>2.3.x; 2.4.x; 2.5.x; 2.6; 2.7; 2.8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float" office:value="140" calcext:value-type="float">
            <text:p>140</text:p>
          </table:table-cell>
        </table:table-row>
        <table:table-row table:style-name="ro4">
          <table:table-cell table:style-name="ce2" office:value-type="string" calcext:value-type="string">
            <text:p>Log4j</text:p>
          </table:table-cell>
          <table:table-cell table:style-name="ce4" office:value-type="string" calcext:value-type="string">
            <text:p>1.0; 1.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1.2.9</text:p>
          </table:table-cell>
          <table:table-cell table:style-name="ce4" office:value-type="float" office:value="539" calcext:value-type="float">
            <text:p>539</text:p>
          </table:table-cell>
        </table:table-row>
        <table:table-row table:style-name="ro5">
          <table:table-cell table:style-name="ce2" office:value-type="string" calcext:value-type="string">
            <text:p>Tomcat 7</text:p>
          </table:table-cell>
          <table:table-cell table:style-name="ce5" office:value-type="string" calcext:value-type="string">
            <text:p>7.0.0; 7.0.1; 7.0.2; 7.0.3; 7.0.4; 7.0.5; 7.0.6; 7.0.7; 7.0.8; 7.0.9; 7.0.10; 7.0.11; 7.0.12; 7.0.13; 7.0.14; 7.0.15; 7.0.16; 7.0.17; 7.0.18; 7.0.19; 7.0.20; 7.0.21; 7.0.22; 7.0.23; 7.0.24; 7.0.25; 7.0.26; 7.0.27; 7.0.28; 7.0.29; 7.0.30; 7.0.31; 7.0.32; 7.0.33; 7.0.34; 7.0.35; 7.0.36; 7.0.37; 7.0.38; 7.0.39; 7.0.40; 7.0.41; 7.0.42; 7.0.43; 7.0.44; 7.0.45; 7.0.46; 7.0.47; 7.0.48; 7.0.49; 7.0.50; 7.0.51; 7.0.52; 7.0.53; 7.0.54; 7.0.55; 7.0.56; 7.0.57; 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string" calcext:value-type="string">
            <text:p>7.0.59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6" table:visibility="collapse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6" table:visibility="filter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6</text:p>
          </table:table-cell>
          <table:table-cell/>
          <table:table-cell office:value-type="string" calcext:value-type="string">
            <text:p>7.0.1</text:p>
          </table:table-cell>
          <table:table-cell table:formula="of:=VLOOKUP([.D11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57</text:p>
          </table:table-cell>
          <table:table-cell/>
          <table:table-cell office:value-type="string" calcext:value-type="string">
            <text:p>7.0.3</text:p>
          </table:table-cell>
          <table:table-cell table:formula="of:=VLOOKUP([.D13];[.$B$10:.$B$49];1; )" office:value-type="string" office:string-value="" calcext:value-type="error">
            <text:p>#N/DISP</text:p>
          </table:table-cell>
        </table:table-row>
        <table:table-row table:style-name="ro6" table:number-rows-repeated="3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53</text:p>
          </table:table-cell>
          <table:table-cell/>
          <table:table-cell office:value-type="string" calcext:value-type="string">
            <text:p>7.0.7</text:p>
          </table:table-cell>
          <table:table-cell table:formula="of:=VLOOKUP([.D17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50</text:p>
          </table:table-cell>
          <table:table-cell/>
          <table:table-cell office:value-type="string" calcext:value-type="string">
            <text:p>7.0.9</text:p>
          </table:table-cell>
          <table:table-cell table:formula="of:=VLOOKUP([.D19];[.$B$10:.$B$49];1; )" office:value-type="string" office:string-value="" calcext:value-type="error">
            <text:p>#N/DISP</text:p>
          </table:table-cell>
        </table:table-row>
        <table:table-row table:style-name="ro6" table:number-rows-repeated="3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41</text:p>
          </table:table-cell>
          <table:table-cell/>
          <table:table-cell office:value-type="string" calcext:value-type="string">
            <text:p>7.0.13</text:p>
          </table:table-cell>
          <table:table-cell table:formula="of:=VLOOKUP([.D23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4</text:p>
          </table:table-cell>
          <table:table-cell/>
          <table:table-cell office:value-type="string" calcext:value-type="string">
            <text:p>7.0.15</text:p>
          </table:table-cell>
          <table:table-cell table:formula="of:=VLOOKUP([.D25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37</text:p>
          </table:table-cell>
          <table:table-cell/>
          <table:table-cell office:value-type="string" calcext:value-type="string">
            <text:p>7.0.17</text:p>
          </table:table-cell>
          <table:table-cell table:formula="of:=VLOOKUP([.D27];[.$B$10:.$B$49];1; )" office:value-type="string" office:string-value="" calcext:value-type="error">
            <text:p>#N/DISP</text:p>
          </table:table-cell>
        </table:table-row>
        <table:table-row table:style-name="ro6" table:visibility="filter">
          <table:table-cell/>
          <table:table-cell office:value-type="string" calcext:value-type="string">
            <text:p>7.0.35</text:p>
          </table:table-cell>
          <table:table-cell/>
          <table:table-cell office:value-type="string" calcext:value-type="string">
            <text:p>7.0.18</text:p>
          </table:table-cell>
          <table:table-cell table:formula="of:=VLOOKUP([.D28];[.$B$10:.$B$49];1; )" office:value-type="string" office:string-value="" calcext:value-type="error">
            <text:p>#N/DISP</text:p>
          </table:table-cell>
        </table:table-row>
        <table:table-row table:style-name="ro6" table:number-rows-repeated="5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28</text:p>
          </table:table-cell>
          <table:table-cell/>
          <table:table-cell office:value-type="string" calcext:value-type="string">
            <text:p>7.0.24</text:p>
          </table:table-cell>
          <table:table-cell table:formula="of:=VLOOKUP([.D34];[.$B$10:.$B$49];1; )" office:value-type="string" office:string-value="" calcext:value-type="error">
            <text:p>#N/DISP</text:p>
          </table:table-cell>
        </table:table-row>
        <table:table-row table:style-name="ro6" table:number-rows-repeated="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20</text:p>
          </table:table-cell>
          <table:table-cell/>
          <table:table-cell office:value-type="string" calcext:value-type="string">
            <text:p>7.0.31</text:p>
          </table:table-cell>
          <table:table-cell table:formula="of:=VLOOKUP([.D41];[.$B$10:.$B$49];1; )" office:value-type="string" office:string-value="" calcext:value-type="error">
            <text:p>#N/DISP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12</text:p>
          </table:table-cell>
          <table:table-cell/>
          <table:table-cell office:value-type="string" calcext:value-type="string">
            <text:p>7.0.36</text:p>
          </table:table-cell>
          <table:table-cell table:formula="of:=VLOOKUP([.D46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/>
          <table:table-cell office:value-type="string" calcext:value-type="string">
            <text:p>7.0.10</text:p>
          </table:table-cell>
          <table:table-cell/>
          <table:table-cell office:value-type="string" calcext:value-type="string">
            <text:p>7.0.38</text:p>
          </table:table-cell>
          <table:table-cell table:formula="of:=VLOOKUP([.D48];[.$B$10:.$B$49];1; )" office:value-type="string" office:string-value="" calcext:value-type="error">
            <text:p>#N/DISP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6" table:visibility="filter">
          <table:table-cell table:number-columns-repeated="3"/>
          <table:table-cell office:value-type="string" calcext:value-type="string">
            <text:p>7.0.43</text:p>
          </table:table-cell>
          <table:table-cell table:formula="of:=VLOOKUP([.D53];[.$B$10:.$B$49];1; )" office:value-type="string" office:string-value="" calcext:value-type="error">
            <text:p>#N/DISP</text:p>
          </table:table-cell>
        </table:table-row>
        <table:table-row table:style-name="ro6" table:visibility="filter">
          <table:table-cell table:number-columns-repeated="3"/>
          <table:table-cell office:value-type="string" calcext:value-type="string">
            <text:p>7.0.44</text:p>
          </table:table-cell>
          <table:table-cell table:formula="of:=VLOOKUP([.D54];[.$B$10:.$B$49];1; )" office:value-type="string" office:string-value="" calcext:value-type="error">
            <text:p>#N/DISP</text:p>
          </table:table-cell>
        </table:table-row>
        <table:table-row table:style-name="ro6" table:visibility="filter">
          <table:table-cell table:number-columns-repeated="3"/>
          <table:table-cell office:value-type="string" calcext:value-type="string">
            <text:p>7.0.45</text:p>
          </table:table-cell>
          <table:table-cell table:formula="of:=VLOOKUP([.D55];[.$B$10:.$B$49];1; )" office:value-type="string" office:string-value="" calcext:value-type="error">
            <text:p>#N/DISP</text:p>
          </table:table-cell>
        </table:table-row>
        <table:table-row table:style-name="ro6" table:visibility="filter">
          <table:table-cell table:number-columns-repeated="3"/>
          <table:table-cell office:value-type="string" calcext:value-type="string">
            <text:p>7.0.46</text:p>
          </table:table-cell>
          <table:table-cell table:formula="of:=VLOOKUP([.D56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 table:number-columns-repeated="3"/>
          <table:table-cell office:value-type="string" calcext:value-type="string">
            <text:p>7.0.48</text:p>
          </table:table-cell>
          <table:table-cell table:formula="of:=VLOOKUP([.D58];[.$B$10:.$B$49];1; )" office:value-type="string" office:string-value="" calcext:value-type="error">
            <text:p>#N/DISP</text:p>
          </table:table-cell>
        </table:table-row>
        <table:table-row table:style-name="ro6" table:visibility="filter">
          <table:table-cell table:number-columns-repeated="3"/>
          <table:table-cell office:value-type="string" calcext:value-type="string">
            <text:p>7.0.49</text:p>
          </table:table-cell>
          <table:table-cell table:formula="of:=VLOOKUP([.D59];[.$B$10:.$B$49];1; )" office:value-type="string" office:string-value="" calcext:value-type="error">
            <text:p>#N/DISP</text:p>
          </table:table-cell>
        </table:table-row>
        <table:table-row table:style-name="ro6">
          <table:table-cell table:number-columns-repeated="5"/>
        </table:table-row>
        <table:table-row table:style-name="ro6" table:visibility="filter">
          <table:table-cell table:number-columns-repeated="3"/>
          <table:table-cell office:value-type="string" calcext:value-type="string">
            <text:p>7.0.51</text:p>
          </table:table-cell>
          <table:table-cell table:formula="of:=VLOOKUP([.D61];[.$B$10:.$B$49];1; )" office:value-type="string" office:string-value="" calcext:value-type="error">
            <text:p>#N/DISP</text:p>
          </table:table-cell>
        </table:table-row>
        <table:table-row table:style-name="ro6" table:number-rows-repeated="6">
          <table:table-cell table:number-columns-repeated="5"/>
        </table:table-row>
        <table:table-row table:style-name="ro6" table:visibility="filter">
          <table:table-cell table:number-columns-repeated="3"/>
          <table:table-cell office:value-type="string" calcext:value-type="string">
            <text:p>7.0.58</text:p>
          </table:table-cell>
          <table:table-cell table:formula="of:=VLOOKUP([.D68];[.$B$10:.$B$49];1; )" office:value-type="string" office:string-value="" calcext:value-type="error">
            <text:p>#N/DISP</text:p>
          </table:table-cell>
        </table:table-row>
      </table:table>
      <table:named-expressions/>
      <table:database-ranges>
        <table:database-range table:name="__Anonymous_Sheet_DB__0" table:target-range-address="Planilha1.D9:Planilha1.E68" table:display-filter-buttons="true" table:contains-header="false" table:orientation="column">
          <table:filter>
            <table:filter-or>
              <table:filter-condition table:field-number="-4" table:value="7.0.8" table:operator="=">
                <table:filter-set-item table:value="7.0.8"/>
                <table:filter-set-item table:value="7.0.6"/>
                <table:filter-set-item table:value="7.0.56"/>
                <table:filter-set-item table:value="7.0.54"/>
                <table:filter-set-item table:value="7.0.52"/>
                <table:filter-set-item table:value="7.0.50"/>
                <table:filter-set-item table:value="7.0.5"/>
                <table:filter-set-item table:value="7.0.42"/>
                <table:filter-set-item table:value="7.0.4"/>
                <table:filter-set-item table:value="7.0.41"/>
                <table:filter-set-item table:value="7.0.39"/>
                <table:filter-set-item table:value="7.0.37"/>
                <table:filter-set-item table:value="7.0.34"/>
                <table:filter-set-item table:value="7.0.29"/>
                <table:filter-set-item table:value="7.0.28"/>
                <table:filter-set-item table:value="7.0.27"/>
                <table:filter-set-item table:value="7.0.40"/>
                <table:filter-set-item table:value="7.0.33"/>
                <table:filter-set-item table:value="7.0.26"/>
                <table:filter-set-item table:value="7.0.23"/>
                <table:filter-set-item table:value="7.0.22"/>
                <table:filter-set-item table:value="7.0.20"/>
                <table:filter-set-item table:value="7.0.47"/>
                <table:filter-set-item table:value="7.0.53"/>
                <table:filter-set-item table:value="7.0.14"/>
                <table:filter-set-item table:value="7.0.12"/>
                <table:filter-set-item table:value="7.0.57"/>
                <table:filter-set-item table:value="7.0.19"/>
                <table:filter-set-item table:value="7.0.16"/>
                <table:filter-set-item table:value="7.0.21"/>
                <table:filter-set-item table:value="7.0.2"/>
                <table:filter-set-item table:value="7.0.32"/>
                <table:filter-set-item table:value="7.0.55"/>
                <table:filter-set-item table:value="7.0.10"/>
                <table:filter-set-item table:value="7.0.30"/>
                <table:filter-set-item table:value="7.0.0"/>
                <table:filter-set-item table:value="7.0.25"/>
                <table:filter-set-item table:value="7.0.35"/>
                <table:filter-set-item table:value="7.0.11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20:36:16.3003566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21:36:48.373242550</meta:creation-date>
    <dc:date>2015-06-08T20:43:19.530476983</dc:date>
    <meta:editing-duration>PT31M24S</meta:editing-duration>
    <meta:editing-cycles>23</meta:editing-cycles>
    <meta:generator>LibreOffice/4.2.8.2$Linux_X86_64 LibreOffice_project/420m0$Build-2</meta:generator>
    <meta:document-statistic meta:table-count="1" meta:cell-count="77" meta:object-count="0"/>
  </office:meta>
</office:document-meta>
</file>